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'Avenir Next', Arial, Roboto, Noto, sans-serif"/>
    <style:font-face style:name="OpenSymbol" svg:font-family="OpenSymbol"/>
    <style:font-face style:name="Helvetica" svg:font-family="Helvetica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12.25pt" fo:letter-spacing="normal" fo:font-style="normal" fo:font-weight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12.25pt" fo:letter-spacing="normal" fo:font-style="normal"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10.6999998092651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paragraph-properties fo:margin-left="0cm" fo:margin-right="0cm" style:line-height-at-least="0.757cm" fo:orphans="2" fo:widows="2" fo:text-indent="0cm" style:auto-text-indent="false"/>
      <style:text-properties fo:font-variant="normal" fo:text-transform="none" fo:color="#000000" style:font-name="Helvetica Neue" fo:font-size="22pt" fo:letter-spacing="normal" fo:font-style="normal" fo:font-weight="normal" style:font-size-asian="22pt" style:font-size-complex="2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66666" style:font-name="Helvetica Neue" fo:font-size="12.25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66666" style:font-name="Helvetica Neue" fo:font-size="10.6999998092651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fo:line-height="142%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fo:line-height="142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 Neue" fo:font-size="10.6999998092651pt" fo:letter-spacing="normal" fo:font-style="normal" fo:font-weight="normal"/>
    </style:style>
    <style:style style:name="P10" style:family="paragraph" style:parent-style-name="Standard">
      <style:paragraph-properties fo:margin-top="0cm" fo:margin-bottom="0.377cm" fo:text-align="start" style:justify-single-word="false" fo:orphans="2" fo:widows="2"/>
      <style:text-properties fo:font-variant="normal" fo:text-transform="none" fo:color="#000000" style:font-name="Helvetica Neue" fo:font-size="10.6999998092651pt" fo:letter-spacing="normal" fo:font-style="normal" fo:font-weight="normal"/>
    </style:style>
    <style:style style:name="P11" style:family="paragraph" style:parent-style-name="Standard">
      <style:paragraph-properties fo:margin-top="0cm" fo:margin-bottom="0.499cm" fo:orphans="2" fo:widows="2"/>
      <style:text-properties fo:font-variant="normal" fo:text-transform="none" fo:color="#666666" style:font-name="Helvetica Neue" fo:font-size="10.6999998092651pt" fo:letter-spacing="normal" fo:font-style="normal" fo:font-weight="normal"/>
    </style:style>
    <style:style style:name="P12" style:family="paragraph" style:parent-style-name="Standard">
      <style:text-properties fo:font-variant="normal" fo:text-transform="none" fo:color="#666666" style:font-name="Helvetica Neue" fo:font-size="12.25pt" fo:letter-spacing="normal" fo:font-style="normal" fo:font-weight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12.25pt" fo:letter-spacing="normal" fo:font-style="normal" fo:font-weight="bold"/>
    </style:style>
    <style:style style:name="P14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 Neue" fo:font-size="10.6999998092651pt" fo:letter-spacing="normal" fo:font-style="normal" fo:font-weight="normal"/>
    </style:style>
    <style:style style:name="P15" style:family="paragraph" style:parent-style-name="Text_20_body" style:list-style-name="L2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 Neue" fo:font-size="10.6999998092651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000000" style:font-name="Helvetica Neue" fo:font-size="10.6999998092651pt" fo:letter-spacing="normal" fo:font-style="normal" fo:font-weight="normal"/>
    </style:style>
    <style:style style:name="P17" style:family="paragraph" style:parent-style-name="Text_20_body" style:list-style-name="L2">
      <style:paragraph-properties fo:margin-top="0cm" fo:margin-bottom="0cm" fo:line-height="150%" fo:text-align="start" style:justify-single-word="false" fo:orphans="2" fo:widows="2" fo:padding="0cm" fo:border="none"/>
      <style:text-properties fo:font-variant="normal" fo:text-transform="none" fo:color="#000000" style:font-name="Helvetica Neue" fo:font-size="10.6999998092651pt" fo:letter-spacing="normal" fo:font-style="normal" fo:font-weight="normal"/>
    </style:style>
    <style:style style:name="T1" style:family="text">
      <style:text-properties fo:color="#000000" fo:font-weight="bol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evin Blackwell</text:p>
      <text:p text:style-name="P1"/>
      <text:p text:style-name="Standard">4 Hamlet Close</text:p>
      <text:p text:style-name="Standard">Bricket Wood</text:p>
      <text:p text:style-name="Standard">St Albans, AL2 3PP</text:p>
      <text:p text:style-name="Standard"/>
      <text:p text:style-name="Standard">e: kevin.blackwell1@outlook.com</text:p>
      <text:p text:style-name="P2">m: 07973 776185</text:p>
      <text:p text:style-name="P1"/>
      <text:p text:style-name="P1">Technically minded, with an eye for design. </text:p>
      <text:p text:style-name="P1">Disciplined in HTML 5, CSS 3, Bootcamp 3 / 4, JS and jQuery.</text:p>
      <text:p text:style-name="P1">Looking for my first role as a Junior Frontend Web Developer</text:p>
      <text:p text:style-name="Standard"/>
      <text:p text:style-name="P10">Willing to relocate: Anywhere</text:p>
      <text:p text:style-name="P6">Work Experience</text:p>
      <text:p text:style-name="P6"/>
      <text:p text:style-name="P6"><text:span text:style-name="Strong_20_Emphasis"><text:span text:style-name="T1">Project implementation Executive / </text:span></text:span></text:p>
      <text:p text:style-name="P6"><text:span text:style-name="Strong_20_Emphasis"><text:span text:style-name="T1">Data Bureau Team Leader</text:span></text:span></text:p>
      <text:p text:style-name="P7">Air Business Ltd - Hatfield</text:p>
      <text:p text:style-name="P11">September 2009 to Present</text:p>
      <text:p text:style-name="P9">Working closely in a small team, and managers, sales, and account managers, managing multiple projects, working to deadlines in a busy open plan office. Responsible for maintaining integrity of data inline with GDPR guidelines, reformatting, manipulating data. Main focus is to improve, develop processes, repair mistakes and deliver on promises.</text:p>
      <text:p text:style-name="P8"/>
      <text:p text:style-name="P8">Key Skills</text:p>
      <text:list xml:id="list2294195331563242189" text:style-name="L1">
        <text:list-item>
          <text:list>
            <text:list-item>
              <text:p text:style-name="P14">Writing and troubleshooting code, to manipulate, cleanse or de-dupe data</text:p>
            </text:list-item>
            <text:list-item>
              <text:p text:style-name="P14">Problem solving and making improvements to clients processes and procedures</text:p>
            </text:list-item>
            <text:list-item>
              <text:p text:style-name="P14">Disciplined in HTML 5, CSS 3, Bootstrap 3/4, Javascript and jQuery</text:p>
            </text:list-item>
            <text:list-item>
              <text:p text:style-name="P16">Computer literate: Adobe Creative Suite, Microsoft Office, PC and Mac systems</text:p>
            </text:list-item>
            <text:list-item>
              <text:p text:style-name="P16">Artwork preparation and creation of dynamic carrier elements using PlanetPress, Photoshop and illustrator</text:p>
            </text:list-item>
            <text:list-item>
              <text:p text:style-name="P16">Accurately decipher client's requirements, and exceed expectations</text:p>
            </text:list-item>
            <text:list-item>
              <text:p text:style-name="P16">Learn and adapt quickly to new procedures, software, and system changes</text:p>
            </text:list-item>
            <text:list-item>
              <text:p text:style-name="P16">Contributing to meetings with ideas, and suggestions. Visiting clients on and off site</text:p>
            </text:list-item>
            <text:list-item>
              <text:p text:style-name="P16">Self-sufficient, managing multiple projects, while working to deadlines</text:p>
            </text:list-item>
            <text:list-item>
              <text:p text:style-name="P16">Excellent verbal comprehension and written communication skills</text:p>
            </text:list-item>
            <text:list-item>
              <text:p text:style-name="P16">Meticulous attention to detail</text:p>
            </text:list-item>
            <text:list-item>
              <text:p text:style-name="P16">Always reading up on new developments, and practices</text:p>
            </text:list-item>
          </text:list>
        </text:list-item>
      </text:list>
      <text:p text:style-name="P6"><text:span text:style-name="Strong_20_Emphasis"><text:span text:style-name="T1"/></text:span></text:p>
      <text:p text:style-name="P6"><text:span text:style-name="Strong_20_Emphasis"><text:span text:style-name="T1"/></text:span></text:p>
      <text:p text:style-name="P6"><text:span text:style-name="Strong_20_Emphasis"><text:span text:style-name="T1">Data Bureau Administrator</text:span></text:span></text:p>
      <text:p text:style-name="P7"><text:soft-page-break/>Air Business Ltd - St Albans</text:p>
      <text:p text:style-name="P11">October 2006 to September 2009</text:p>
      <text:list xml:id="list6447339581424869306" text:style-name="L2">
        <text:list-item>
          <text:list>
            <text:list-item>
              <text:p text:style-name="P15">Manipulating and reformatting data</text:p>
            </text:list-item>
            <text:list-item>
              <text:p text:style-name="P17">Preparing images and layouts for printing</text:p>
            </text:list-item>
            <text:list-item>
              <text:p text:style-name="P17">Testing software and writing training documents</text:p>
            </text:list-item>
          </text:list>
        </text:list-item>
      </text:list>
      <text:p text:style-name="P6">Education</text:p>
      <text:p text:style-name="P6"/>
      <text:p text:style-name="P1">Bootcamp in Web Development</text:p>
      <text:p text:style-name="P3">Udemy Online</text:p>
      <text:p text:style-name="P3">December 2018 to April 2019</text:p>
      <text:p text:style-name="Standard"/>
      <text:p text:style-name="P1">NVQ level 2 Diploma in Team Leading</text:p>
      <text:p text:style-name="P3">St Albans</text:p>
      <text:p text:style-name="P3">November 2015 to November 2016</text:p>
      <text:p text:style-name="Standard"/>
      <text:p text:style-name="P1">Web Development</text:p>
      <text:p text:style-name="P3">University of Hertfordshire - Hertfordshire, UK</text:p>
      <text:p text:style-name="P3">September 2013</text:p>
      <text:p text:style-name="Standard"/>
      <text:p text:style-name="P1">HND in Graphic Design</text:p>
      <text:p text:style-name="P3">Design Principles, Photography, Sociology, Psychology, Business Studies</text:p>
      <text:p text:style-name="P12"/>
      <text:p text:style-name="P6">Outside interests</text:p>
      <text:p text:style-name="P6"/>
      <text:p text:style-name="P4">Fitness classes: Group cycle, Pilates, Yoga</text:p>
      <text:p text:style-name="P4"/>
      <text:p text:style-name="P4">Life Drawing Class</text:p>
      <text:p text:style-name="P4"/>
      <text:p text:style-name="P4">Camping, Ramb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'Avenir Next', Arial, Roboto, Noto, sans-serif"/>
    <style:font-face style:name="OpenSymbol" svg:font-family="OpenSymbol"/>
    <style:font-face style:name="Helvetica" svg:font-family="Helvetica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Helvetic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1T22:27:04</meta:creation-date>
    <dc:date>2019-03-24T19:32:46</dc:date>
    <meta:editing-duration>PT23H56M56S</meta:editing-duration>
    <meta:editing-cycles>67</meta:editing-cycles>
    <meta:generator>OpenOffice/4.1.6$Unix OpenOffice.org_project/416m1$Build-9790</meta:generator>
    <meta:document-statistic meta:table-count="0" meta:image-count="0" meta:object-count="0" meta:page-count="2" meta:paragraph-count="51" meta:word-count="340" meta:character-count="2245"/>
  </office:meta>
</office:document-meta>
</file>